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lt;text:span text:style-name="T2"&gt;1.&lt;/text:span&gt;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focus is novels, and the default settings should (hopefully) generate readable books with correct typography (particularly for the french language).</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h text:style-name="Heading_20_2">
Installing</text:h>
      <text:p text:style-name="Text_20_body">There are three ways to install Crowbook:</text:p>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text:p text:style-name="Text_20_body">Note: only the Linux binaries are really tested, please contact me if there you have any trouble executing the Windows or Mac binaries.</text:p>
</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By default, compiling Crowbook in this way doesn't activate the proofreading features. If you want to use them, you'll have to run <text:span text:style-name="Preformatted_20_Text">cargo install --features "proofread" crowbook</text:span>.</text:p>
</text:p>
      <text:h text:style-name="Heading_20_2">
Dependencies</text:h>
      <text:p text:style-name="Text_20_body">While there are, strictly speaking, no real dependencies to be able to run Crowbook (it is published a a statically compiled binary), some features require additional commands to work correctly:</text:p>
      <text:list>
        <text:list-item>
          <text:p>EPUB rendering requires that the <text:span text:style-name="Preformatted_20_Text">zip</text:span> command be present on your system;</text:p>
        </text:list-item>
        <text:list-item>
          <text:p>PDF rendering requires a working installation of LaTeX (preferably <text:span text:style-name="Preformatted_20_Text">xelatex</text:span>);</text:p>
        </text:list-item>
        <text:list-item>
          <text:p>Grammar checking (for proofreading copies) requires <text:a xlink:type="simple" xlink:href="https://languagetool.org/">LanguageTool</text:a>.</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guid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guide/arguments.md">the arguments</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p text:style-name="Text_20_Body"><text:p text:style-name="Text_20_body">Note: in order to be able to render your books as PDF, you'll need to have a working installation of LaTeX (preferably <text:span text:style-name="Preformatted_20_Text">xelatex</text:span>) on your system.</text:p>
</text:p>
      <text:p text:style-name="Text_20_body">Crowbook also provides some experimental support for rendering to ODT (Libre/Open/Office), but it needs more work.</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ODT).</text:p>
      <text:h text:style-name="Heading_20_3">
Input cleaning</text:h>
      <text:p text:style-name="Text_20_body">Maybe the most specific "feature" of Crowbook is that (by default, it can be deactivated) it tries to "clean" the input files. By default, this doesn't do much (except removing superfluous spaces), but if the book's language is set to frenc it tries its best to respect french typography by replacing spaces with non-breaking ones when it is appropriate (e.g. before '?', '!', ';' or ':').</text:p>
      <text:p text:style-name="Text_20_Body"><text:p text:style-name="Text_20_body">This feature is currently limited to french language, but please <text:a xlink:type="simple" xlink:href="https://github.com/lise-henry/crowbook/issues/new">open an issue</text:a> describing typographic rules if you want it to be implemented for another language.</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lt;text:span text:style-name="T2"&gt;2.&lt;/text:span&gt; Arguments</text:h>
      <text:p text:style-name="Text_20_body">Crowbook can takes a list of arguments:</text:p>
      <text:p text:style-name="Text_20_Body">Render a markdown book in Epub, PDF or HTML.

USAGE:
 crowbook [FLAGS] [OPTIONS] [--] [BOOK]

FLAGS:
 -h, --help Prints help information
 -l, --list-options Lists all possible option
 -p, --proofread Enable roofreading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t [values: epub, pdf, html, tex, odt, proofread.html, proofread.html_dir, proofread.pdf, proofread.tex]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is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ned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sets the default LaTeX class of the book to <text:span text:style-name="Preformatted_20_Text">article</text:span> instead of <text:span text:style-name="Preformatted_20_Text">book</text:span>.</text:p>
</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argument takes a list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proofread&lt;/text:span&gt;</text:h>
      <text:p text:style-name="Text_20_body">Equivalent to <text:span text:style-name="Preformatted_20_Text">--set proofread true</text:span>. Enable proofreading. See <text:a xlink:type="simple" xlink:href="guide/proofreading.md">Proofreading</text:a>.</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 (unless the option <text:span text:style-name="Preformatted_20_Text">output.base_path</text:span> is set):</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lt;text:span text:style-name="T2"&gt;3.&lt;/text:span&gt;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string</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string</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string</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
      <text:h text:style-name="Heading_20_3">
Input options</text:h>
      <text:list>
        <text:list-item>
          <text:p><text:span text:style-name="T2"><text:span text:style-name="Preformatted_20_Text">input.autoclean</text:span></text:span><text:list>
<text:list-item>
<text:p><text:span text:style-name="T2">type</text:span>: boolean</text:p></text:list-item><text:list-item>
<text:p><text:span text:style-name="T2">default value</text:span>: <text:span text:style-name="Preformatted_20_Text">true</text:span></text:p></text:list-item><text:list-item>
<text:p>Toggle cleaning of input markdown according to lang</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Activate generation of proofreading copies</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lt;text:span text:style-name="Preformatted_20_Text"&gt;import_config&lt;/text:span&gt; special option</text:h>
      <text:p text:style-name="Text_20_body">The special <text:span text:style-name="Preformatted_20_Text">import_config</text:span> option allows you to include the options of another book configuration file in this file. E.g., assuming that you some common options that you want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_config: common.book
title: Foo

+ foo_01.md
+ foo_02.md
</text:p>
      <text:p text:style-name="Text_20_body">Or include it in <text:span text:style-name="Preformatted_20_Text">bar.book</text:span>, but overriding some of its features:</text:p>
      <text:p text:style-name="Text_20_Body">import_config: common.book
title: Bar
license: CC-BY-SA # Override the license from common.book

+ bar_01.md
</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lt;text:span text:style-name="Preformatted_20_Text"&gt;output.base_path&lt;/text:span&gt;</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Generic options for rendering</text:h>
      <text:p text:style-name="Text_20_body">These options allow to configure the rendering for all formats.</text:p>
      <text:h text:style-name="Heading_20_4">
rendering.num_depth</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rendering.chapter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rendering.inline_toc</text:h>
      <text:p text:style-name="Text_20_body">If set to true, Crowbook will include a table of contents at the beginning of the document.</text:p>
      <text:h text:style-name="Heading_20_4">
rendering.initials</text:h>
      <text:p text:style-name="Text_20_body">If set to true, Crowbook will use initials, or "lettrines", displaying the first letter of each chapter bigger than the others.</text:p>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1">
&lt;text:span text:style-name="T2"&gt;4.&lt;/text:span&gt; Templates</text:h>
      <text:h text:style-name="Heading_20_2">
List of templates</text:h>
      <text:p text:style-name="Text_20_body">Crowbook allows the user to specify a number of templates.</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lt;text:span text:style-name="Preformatted_20_Text"&gt;--print-template&lt;/text:span&gt; argument</text:h>
      <text:p text:style-name="Text_20_body">The easiest way to create a new template is to start with the default one used by Crowbook.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fr}}
/* Make list displays '–' instead of bullets */
ul li {
 list-style-type: '–';
 padding-left: .5em;
}
{{/fr}}
</text:p>
      <text:p text:style-name="Text_20_body">In this case, Crowbook sets a variable whose name is equal to the <text:span text:style-name="Preformatted_20_Text">lang</text:span> value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lt;text:span text:style-name="T2"&gt;5.&lt;/text:span&gt;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p text:style-name="Text_20_Body"><text:p text:style-name="Text_20_body">Note that, by default, <text:span text:style-name="Preformatted_20_Text">cargo build</text:span> <text:span text:style-name="T1">won't</text:span> compile Crowbook with proofreading features. In order to enable them (at the cost of a bigger binary and a longer compilation time), you'll have to run:</text:p>
</text:p>
      <text:p text:style-name="Text_20_Body">$ cargo install --features "proofread" crowbook
</text:p>
      <text:p text:style-name="Text_20_Body"><text:p text:style-name="Text_20_body">or:</text:p>
</text:p>
      <text:p text:style-name="Text_20_Body">$ cargo build --release --features "proofread"
</text:p>
      <text:p text:style-name="Text_20_Body"><text:p text:style-name="Text_20_body">in the source directory.</text:p>
</text:p>
      <text:h text:style-name="Heading_20_2">
Enabling proofreading</text:h>
      <text:p text:style-name="Text_20_body">Since proofreading can take quite a lot of time, particularly for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difficult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lt;text:span text:style-name="T2"&gt;6.&lt;/text:span&gt;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his mode, which <text:a xlink:type="simple" xlink:href="http://xkcd.com/1742/">requires only minimal configuration and tweaking</text:a>:</text:p>
      <text:p text:style-name="Text_20_Body">(custom-set-variables
 '(markdown-command "crowbook -qs --to html --output /dev/stdout")
 '(markdown-command-needs-filename t))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not be a bit less obvious:</text:p>
      <text:list>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dev/stdout</text:span> forces crowbook to displays the result on the stdout, even if you set <text:span text:style-name="Preformatted_20_Text">output.html</text:span> to <text:span text:style-name="Preformatted_20_Text">some_file.html</text:span> (yes, this is a bit ugly).</text:p>
        </text:list-item>
      </text:list>
      <text:p text:style-name="Text_20_body">Also, <text:span text:style-name="Preformatted_20_Text">(markdown-command-needs-filename t)</text:span> is because at this point Crowbook can't read from the stdin and must be specified a file.</text:p>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 (<text:span text:style-name="Preformatted_20_Text">anonymous</text:span> and <text:span text:style-name="Preformatted_20_Text">untitled</text:span>, respectively).</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ChangeLog</text:h>
      <text:h text:style-name="Heading_20_2">
unreleased</text:h>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
</text:p>
        </text:list-item>
        <text:list-item>
          <text:p>Command line interface:<text:list>
<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